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872cm" fo:min-width="1.622cm" fo:padding-top="0.165cm" fo:padding-bottom="0.165cm" fo:padding-left="0.29cm" fo:padding-right="0.29cm" draw:shadow="hidden" loext:decorative="false"/>
    </style:style>
    <style:style style:name="gr3" style:family="graphic" style:parent-style-name="standard" style:list-style-name="L1">
      <style:graphic-properties draw:stroke="none" svg:stroke-color="#000000" draw:fill="solid" draw:fill-color="#6ae453" draw:textarea-horizontal-align="left" draw:textarea-vertical-align="middle" draw:auto-grow-height="true" draw:auto-grow-width="false" fo:min-height="4.222cm" fo:min-width="0cm" draw:shadow="hidden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792cm" fo:min-width="1.542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solid" draw:fill-color="#e92747" draw:textarea-horizontal-align="left" draw:textarea-vertical-align="middle" draw:auto-grow-height="true" draw:auto-grow-width="false" fo:min-height="4.222cm" fo:min-width="0cm" draw:shadow="hidden" loext:decorative="false"/>
    </style:style>
    <style:style style:name="gr7" style:family="graphic" style:parent-style-name="standard">
      <style:graphic-properties draw:stroke="none" draw:stroke-dash="Dash" svg:stroke-width="0.212cm" svg:stroke-color="#81d41a" draw:marker-start-width="0.517cm" draw:marker-end-width="0.517cm" svg:stroke-linecap="butt" draw:fill-color="#000000" draw:textarea-horizontal-align="justify" draw:textarea-vertical-align="middle" draw:auto-grow-height="false" fo:min-height="1.662cm" fo:min-width="1.412cm" fo:padding-top="0.23cm" fo:padding-bottom="0.23cm" fo:padding-left="0.355cm" fo:padding-right="0.355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solid" draw:fill-color="#77ccfc" draw:textarea-horizontal-align="left" draw:textarea-vertical-align="middle" draw:auto-grow-height="true" draw:auto-grow-width="false" fo:min-height="4.222cm" fo:min-width="0cm" draw:shadow="hidden" loext:decorative="false"/>
    </style:style>
    <style:style style:name="gr9" style:family="graphic" style:parent-style-name="standard" style:list-style-name="L1">
      <style:graphic-properties draw:stroke="none" svg:stroke-color="#000000" draw:fill="solid" draw:fill-color="#ffff3c" draw:textarea-horizontal-align="left" draw:textarea-vertical-align="middle" draw:auto-grow-height="true" draw:auto-grow-width="false" fo:min-height="4.222cm" fo:min-width="0cm" draw:shadow="hidden" loext:decorative="false"/>
    </style:style>
    <style:style style:name="gr10" style:family="graphic" style:parent-style-name="objectwithoutfill">
      <style:graphic-properties svg:stroke-width="0.212cm" svg:stroke-color="#6c8ac9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11" style:family="graphic" style:parent-style-name="standard">
      <style:graphic-properties svg:stroke-width="0.212cm" svg:stroke-color="#d98ac0" draw:marker-start-width="0.518cm" draw:marker-end-width="0.518cm" draw:fill="none" loext:fill-use-slide-background="false" draw:textarea-horizontal-align="justify" draw:textarea-vertical-align="middle" draw:auto-grow-height="false" fo:min-height="1.038cm" fo:min-width="0.788cm" fo:padding-top="0.231cm" fo:padding-bottom="0.231cm" fo:padding-left="0.356cm" fo:padding-right="0.356cm" loext:decorative="false"/>
    </style:style>
    <style:style style:name="gr12" style:family="graphic" style:parent-style-name="standard">
      <style:graphic-properties svg:stroke-width="0.212cm" svg:stroke-color="#33be89" draw:marker-start-width="0.518cm" draw:marker-end-width="0.518cm" draw:fill="none" loext:fill-use-slide-background="false" draw:textarea-horizontal-align="justify" draw:textarea-vertical-align="middle" draw:auto-grow-height="false" fo:min-height="0.038cm" fo:min-width="0.127cm" fo:padding-top="0.231cm" fo:padding-bottom="0.231cm" fo:padding-left="0.356cm" fo:padding-right="0.356cm" loext:decorative="false"/>
    </style:style>
    <style:style style:name="gr13" style:family="graphic" style:parent-style-name="standard">
      <style:graphic-properties draw:stroke="solid" draw:stroke-dash="Dash" svg:stroke-width="0.212cm" svg:stroke-color="#c25458" draw:marker-start-width="0.517cm" draw:marker-end-width="0.517cm" svg:stroke-linecap="butt" draw:fill="none" draw:fill-color="#000000" loext:fill-use-slide-background="false" draw:textarea-horizontal-align="justify" draw:textarea-vertical-align="middle" draw:auto-grow-height="false" fo:min-height="0.954cm" fo:min-width="0.704cm" fo:padding-top="0.23cm" fo:padding-bottom="0.23cm" fo:padding-left="0.355cm" fo:padding-right="0.355cm" style:writing-mode="lr-tb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  <style:text-properties fo:font-size="96pt" style:font-size-asian="96pt" style:font-size-complex="96pt"/>
    </style:style>
    <style:style style:name="P2" style:family="paragraph">
      <loext:graphic-properties draw:fill="solid" draw:fill-color="#6ae453"/>
      <style:paragraph-properties fo:margin-left="0cm" fo:margin-right="0cm" fo:margin-top="0cm" fo:margin-bottom="0cm" fo:line-height="100%" fo:text-align="center" fo:text-indent="0cm"/>
      <style:text-properties fo:color="#6ae453" loext:opacity="100%" fo:font-size="80pt" style:font-size-asian="80pt" style:font-size-complex="80pt"/>
    </style:style>
    <style:style style:name="P3" style:family="paragraph">
      <loext:graphic-properties draw:fill-color="#000000"/>
      <style:paragraph-properties fo:text-align="center" style:writing-mode="lr-tb"/>
      <style:text-properties fo:font-size="96pt" style:font-size-asian="96pt" style:font-size-complex="96pt"/>
    </style:style>
    <style:style style:name="P4" style:family="paragraph">
      <loext:graphic-properties draw:fill="solid" draw:fill-color="#e92747"/>
      <style:paragraph-properties fo:margin-left="0cm" fo:margin-right="0cm" fo:margin-top="0cm" fo:margin-bottom="0cm" fo:line-height="100%" fo:text-align="center" fo:text-indent="0cm"/>
      <style:text-properties fo:color="#e92747" loext:opacity="100%" fo:font-size="80pt" style:font-size-asian="80pt" style:font-size-complex="80pt"/>
    </style:style>
    <style:style style:name="P5" style:family="paragraph">
      <loext:graphic-properties draw:fill="solid" draw:fill-color="#77ccfc"/>
      <style:paragraph-properties fo:margin-left="0cm" fo:margin-right="0cm" fo:margin-top="0cm" fo:margin-bottom="0cm" fo:line-height="100%" fo:text-align="center" fo:text-indent="0cm"/>
      <style:text-properties fo:color="#77ccfc" loext:opacity="100%" fo:font-size="80pt" style:font-size-asian="80pt" style:font-size-complex="80pt"/>
    </style:style>
    <style:style style:name="P6" style:family="paragraph">
      <loext:graphic-properties draw:fill="solid" draw:fill-color="#ffff3c"/>
      <style:paragraph-properties fo:margin-left="0cm" fo:margin-right="0cm" fo:margin-top="0cm" fo:margin-bottom="0cm" fo:line-height="100%" fo:text-align="center" fo:text-indent="0cm"/>
      <style:text-properties fo:color="#ffff3c" loext:opacity="100%" fo:font-size="80pt" style:font-size-asian="80pt" style:font-size-complex="8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0000"/>
      <style:paragraph-properties fo:text-align="center" style:writing-mode="lr-tb"/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draw:style-name="gr1">
          <draw:path draw:style-name="gr2" draw:text-style-name="P1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  <text:p/>
          </draw:path>
          <draw:path draw:style-name="gr3" draw:text-style-name="P2" draw:layer="layout" svg:width="1.843cm" svg:height="1.975cm" svg:x="0.832cm" svg:y="0.565cm" svg:viewBox="0 0 1844 1976" svg:d="M1844 1976h-360l-178-503h-777l-171 503h-358l740-1976h369zM1219 1206l-274-788c-8-26-17-68-26-124h-5c-9 52-18 93-28 124l-271 788z">
            <text:p/>
          </draw:path>
        </draw:g>
      </draw:page>
      <draw:page draw:name="page2" draw:style-name="dp1" draw:master-page-name="Padrão">
        <draw:g draw:style-name="gr4">
          <draw:custom-shape draw:style-name="gr5" draw:text-style-name="P3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4" draw:layer="layout" svg:width="1.337cm" svg:height="1.975cm" svg:x="1.214cm" svg:y="0.765cm" svg:viewBox="0 0 1338 1976" svg:d="M0 1976v-1976h627c191 0 342 42 454 125 112 84 167 193 167 327 0 112-31 209-95 292-63 83-151 142-263 176v6c136 16 245 66 326 151s122 195 122 331c0 169-67 306-200 411s-301 157-504 157zM327 263v562h212c114 0 203-26 268-80s97-130 97-228c0-169-113-254-339-254zM327 1089v625h279c122 0 217-28 283-85 67-56 100-134 100-233 0-205-142-307-425-307z">
            <text:p/>
          </draw:path>
        </draw:g>
      </draw:page>
      <draw:page draw:name="page3" draw:style-name="dp1" draw:master-page-name="Padrão">
        <draw:g draw:style-name="gr4">
          <draw:custom-shape draw:style-name="gr7" draw:text-style-name="P3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8" draw:text-style-name="P5" draw:layer="layout" svg:width="1.697cm" svg:height="1.975cm" svg:x="0.898cm" svg:y="0.745cm" svg:viewBox="0 0 1698 1976" svg:d="M1698 1976h-393l-405-725c-12-22-25-53-40-94h-6c-8 21-22 52-41 94l-418 725h-395l648-994-596-982h401l357 667c23 44 44 88 62 132h4c27-58 50-104 69-138l371-661h369l-609 980z">
            <text:p/>
          </draw:path>
        </draw:g>
      </draw:page>
      <draw:page draw:name="page4" draw:style-name="dp1" draw:master-page-name="Padrão">
        <draw:g draw:style-name="gr4">
          <draw:custom-shape draw:style-name="gr7" draw:text-style-name="P3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6" draw:layer="layout" svg:width="1.606cm" svg:height="1.975cm" svg:x="0.949cm" svg:y="0.829cm" svg:viewBox="0 0 1607 1976" svg:d="M1607 0l-648 1258v718h-328v-711l-631-1265h373l389 847c5 11 18 49 41 115h4c9-30 24-68 46-115l406-847z">
            <text:p/>
          </draw:path>
        </draw:g>
      </draw:page>
      <draw:page draw:name="page5" draw:style-name="dp1" draw:master-page-name="Padrão">
        <draw:g draw:style-name="gr4">
          <draw:custom-shape draw:style-name="gr7" draw:text-style-name="P3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cm" svg:y1="1cm" svg:x2="2.5cm" svg:y2="2.5cm">
            <text:p/>
          </draw:line>
          <draw:line draw:style-name="gr10" draw:text-style-name="P7" draw:layer="layout" svg:x1="2.5cm" svg:y1="1cm" svg:x2="1cm" svg:y2="2.5cm">
            <text:p/>
          </draw:line>
        </draw:g>
      </draw:page>
      <draw:page draw:name="page6" draw:style-name="dp1" draw:master-page-name="Padrão">
        <draw:g draw:style-name="gr4">
          <draw:custom-shape draw:style-name="gr7" draw:text-style-name="P3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5cm" svg:height="1.5cm" svg:x="1cm" svg:y="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Padrão">
        <draw:g draw:style-name="gr4">
          <draw:custom-shape draw:style-name="gr7" draw:text-style-name="P3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677cm" svg:height="1.5cm" svg:x="0.912cm" svg:y="0.7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8" draw:style-name="dp1" draw:master-page-name="Padrão">
        <draw:g draw:style-name="gr4">
          <draw:custom-shape draw:style-name="gr7" draw:text-style-name="P3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2cm" svg:height="2cm" svg:x="0.75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6T22:12:18.631000000</meta:creation-date>
    <dc:date>2025-05-09T23:30:47.992000000</dc:date>
    <meta:editing-duration>PT36M31S</meta:editing-duration>
    <meta:editing-cycles>8</meta:editing-cycles>
    <meta:generator>LibreOffice/24.8.6.2$Windows_X86_64 LibreOffice_project/6d98ba145e9a8a39fc57bcc76981d1fb1316c60c</meta:generator>
    <meta:document-statistic meta:object-count="25"/>
  </office:meta>
</office:document-meta>
</file>